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20pt" style:font-size-asian="20pt" style:font-size-complex="20pt"/>
    </style:style>
    <style:style style:name="ce3" style:family="table-cell" style:parent-style-name="Default" style:data-style-name="N0">
      <style:table-cell-properties fo:background-color="#FFFF00"/>
    </style:style>
    <style:style style:name="ce4" style:family="table-cell" style:parent-style-name="Default" style:data-style-name="N0">
      <style:table-cell-properties fo:background-color="#70AD47"/>
    </style:style>
    <style:style style:name="ce5" style:family="table-cell" style:parent-style-name="Default" style:data-style-name="N36">
      <style:table-cell-properties fo:background-color="#FFFF00"/>
    </style:style>
    <style:style style:name="ce6" style:family="table-cell" style:parent-style-name="Default" style:data-style-name="N15">
      <style:table-cell-properties fo:background-color="#FFFF00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0">
      <style:text-properties fo:font-weight="bold" style:font-weight-asian="bold" style:font-weight-complex="bold"/>
    </style:style>
    <style:style style:name="ce9" style:family="table-cell" style:parent-style-name="Default" style:data-style-name="N36"/>
    <style:style style:name="ce10" style:family="table-cell" style:parent-style-name="Default" style:data-style-name="N0">
      <style:table-cell-properties fo:background-color="#FFFF00"/>
    </style:style>
    <style:style style:name="ce11" style:family="table-cell" style:parent-style-name="Default" style:data-style-name="N13">
      <style:table-cell-properties fo:background-color="#FFFF00"/>
    </style:style>
    <style:style style:name="co1" style:family="table-column">
      <style:table-column-properties fo:break-before="auto" style:column-width="6.61458333333333cm"/>
    </style:style>
    <style:style style:name="co2" style:family="table-column">
      <style:table-column-properties fo:break-before="auto" style:column-width="2.301875cm" style:use-optimal-column-width="true"/>
    </style:style>
    <style:style style:name="co3" style:family="table-column">
      <style:table-column-properties fo:break-before="auto" style:column-width="2.06375cm" style:use-optimal-column-width="true"/>
    </style:style>
    <style:style style:name="co4" style:family="table-column">
      <style:table-column-properties fo:break-before="auto" style:column-width="1.71979166666667cm"/>
    </style:style>
    <style:style style:name="co5" style:family="table-column">
      <style:table-column-properties fo:break-before="auto" style:column-width="5.60916666666667cm"/>
    </style:style>
    <style:style style:name="co6" style:family="table-column">
      <style:table-column-properties fo:break-before="auto" style:column-width="2.83104166666667cm"/>
    </style:style>
    <style:style style:name="co7" style:family="table-column">
      <style:table-column-properties fo:break-before="auto" style:column-width="1.56104166666667cm"/>
    </style:style>
    <style:style style:name="co8" style:family="table-column">
      <style:table-column-properties fo:break-before="auto" style:column-width="5.66208333333333cm"/>
    </style:style>
    <style:style style:name="co9" style:family="table-column">
      <style:table-column-properties fo:break-before="auto" style:column-width="1.77270833333333cm" style:use-optimal-column-width="true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6.25pt" style:use-optimal-row-height="true" fo:break-before="auto"/>
    </style:style>
    <style:style style:name="ro3" style:family="table-row">
      <style:table-row-properties style:row-height="15.9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izeing_a_Kafka_Clust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number-columns-repeated="16374" table:default-cell-style-name="ce1"/>
        <table:table-row table:number-rows-repeated="2" table:style-name="ro1">
          <table:table-cell table:number-columns-repeated="16384" table:style-name="ce1"/>
        </table:table-row>
        <table:table-row table:style-name="ro2">
          <table:table-cell office:value-type="string" table:style-name="ce2">
            <text:p>Message sizing</text:p>
          </table:table-cell>
          <table:table-cell table:number-columns-repeated="3" table:style-name="ce2"/>
          <table:table-cell office:value-type="string" table:style-name="ce2">
            <text:p>Number of Nodes</text:p>
          </table:table-cell>
          <table:table-cell table:number-columns-repeated="3" table:style-name="ce2"/>
          <table:table-cell office:value-type="string" table:style-name="ce2">
            <text:p>Network Utilization</text:p>
          </table:table-cell>
          <table:table-cell table:number-columns-repeated="16375" table:style-name="ce2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3">
            <text:p>Avg size (bytes)</text:p>
          </table:table-cell>
          <table:table-cell office:value-type="float" office:value="128" table:style-name="ce3">
            <text:p>128</text:p>
          </table:table-cell>
          <table:table-cell office:value-type="string" table:style-name="ce3">
            <text:p>bytes</text:p>
          </table:table-cell>
          <table:table-cell table:style-name="ce1"/>
          <table:table-cell office:value-type="string" table:style-name="ce10">
            <text:p>Total Broker Storage</text:p>
          </table:table-cell>
          <table:table-cell office:value-type="float" office:value="512000" table:formula="of:=5*1024*100" table:style-name="ce10">
            <text:p>512000</text:p>
          </table:table-cell>
          <table:table-cell office:value-type="string" table:style-name="ce10">
            <text:p>Gb</text:p>
          </table:table-cell>
          <table:table-cell table:style-name="ce1"/>
          <table:table-cell office:value-type="string" table:style-name="ce1">
            <text:p>Incoming byterate</text:p>
          </table:table-cell>
          <table:table-cell office:value-type="float" office:value="1177600000" table:formula="of:=[.B11]*[.B6]" table:style-name="ce1">
            <text:p>1177600000</text:p>
          </table:table-cell>
          <table:table-cell office:value-type="string" table:style-name="ce1">
            <text:p>bytes/sec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vg size (Kb)</text:p>
          </table:table-cell>
          <table:table-cell office:value-type="float" office:value="0.125" table:formula="of:=[.B6]/1024" table:style-name="ce1">
            <text:p>0.125</text:p>
          </table:table-cell>
          <table:table-cell office:value-type="string" table:style-name="ce1">
            <text:p>Kb</text:p>
          </table:table-cell>
          <table:table-cell table:style-name="ce1"/>
          <table:table-cell office:value-type="string" table:style-name="ce10">
            <text:p>Disk utilization</text:p>
          </table:table-cell>
          <table:table-cell office:value-type="percentage" office:value="1" table:style-name="ce11">
            <text:p>100%</text:p>
          </table:table-cell>
          <table:table-cell table:number-columns-repeated="2" table:style-name="ce1"/>
          <table:table-cell office:value-type="string" table:style-name="ce3">
            <text:p>Number of Subscribers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clients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vg Size (Mb)</text:p>
          </table:table-cell>
          <table:table-cell office:value-type="float" office:value="1.220703125E-4" table:formula="of:=[.B7]/1024" table:style-name="ce1">
            <text:p>0.00012207</text:p>
          </table:table-cell>
          <table:table-cell office:value-type="string" table:style-name="ce1">
            <text:p>Mb</text:p>
          </table:table-cell>
          <table:table-cell table:number-columns-repeated="5" table:style-name="ce1"/>
          <table:table-cell office:value-type="string" table:style-name="ce1">
            <text:p>Network bandwidth (bytes/sec)</text:p>
          </table:table-cell>
          <table:table-cell office:value-type="float" office:value="10737418240" table:formula="of:=[.J10]*1024*1024*1024" table:style-name="ce1">
            <text:p>10737418240</text:p>
          </table:table-cell>
          <table:table-cell office:value-type="string" table:style-name="ce1">
            <text:p>bytes/sec</text:p>
          </table:table-cell>
          <table:table-cell table:number-columns-repeated="16373"/>
        </table:table-row>
        <table:table-row table:style-name="ro1">
          <table:table-cell table:number-columns-repeated="4" table:style-name="ce1"/>
          <table:table-cell office:value-type="string" table:style-name="ce4">
            <text:p>Number of Nodes</text:p>
          </table:table-cell>
          <table:table-cell office:value-type="float" office:value="3" table:formula="of:=MAX(ROUNDUP([.B18]/([.F6]*[.F7]);0);[.B14])" table:style-name="ce4">
            <text:p>3</text:p>
          </table:table-cell>
          <table:table-cell table:number-columns-repeated="2" table:style-name="ce1"/>
          <table:table-cell office:value-type="string" table:style-name="ce1">
            <text:p>Network bandwidth (Mb/sec)</text:p>
          </table:table-cell>
          <table:table-cell office:value-type="float" office:value="10485760" table:formula="of:=[.J10]*1024*1024" table:style-name="ce1">
            <text:p>10485760</text:p>
          </table:table-cell>
          <table:table-cell office:value-type="string" table:style-name="ce1">
            <text:p>Mb/sec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Messages per day</text:p>
          </table:table-cell>
          <table:table-cell office:value-type="float" office:value="794880000000" table:style-name="ce5">
            <text:p>7.9488E+11</text:p>
          </table:table-cell>
          <table:table-cell office:value-type="string" table:style-name="ce3">
            <text:p>messages/day</text:p>
          </table:table-cell>
          <table:table-cell table:number-columns-repeated="5" table:style-name="ce1"/>
          <table:table-cell office:value-type="string" table:style-name="ce3">
            <text:p>Network bandwidth (Gb/sec)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Gb/sec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Messages per sec</text:p>
          </table:table-cell>
          <table:table-cell office:value-type="float" office:value="9200000" table:style-name="ce6">
            <text:p>9.20E+06</text:p>
          </table:table-cell>
          <table:table-cell office:value-type="string" table:style-name="ce3">
            <text:p>msg/sec</text:p>
          </table:table-cell>
          <table:table-cell table:style-name="ce1"/>
          <table:table-cell office:value-type="string" table:style-name="ce10">
            <text:p>Badger #SUs (== Kafka nodes)</text:p>
          </table:table-cell>
          <table:table-cell office:value-type="float" office:value="48" table:style-name="ce10">
            <text:p>48</text:p>
          </table:table-cell>
          <table:table-cell table:number-columns-repeated="16378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Storage per Kafka node</text:p>
          </table:table-cell>
          <table:table-cell office:value-type="float" office:value="7.729166666666667" table:formula="of:=[.B19]/[.F11]" table:style-name="ce1">
            <text:p>7.729166667</text:p>
          </table:table-cell>
          <table:table-cell office:value-type="string" table:style-name="ce1">
            <text:p>TB per SU</text:p>
          </table:table-cell>
          <table:table-cell table:style-name="ce1"/>
          <table:table-cell office:value-type="string" table:style-name="ce3">
            <text:p>Disk bandwidth (Mb/sec)</text:p>
          </table:table-cell>
          <table:table-cell office:value-type="float" office:value="550" table:style-name="ce3">
            <text:p>550</text:p>
          </table:table-cell>
          <table:table-cell office:value-type="string" table:style-name="ce3">
            <text:p>Mb/sec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Retentio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day</text:p>
          </table:table-cell>
          <table:table-cell table:number-columns-repeated="5" table:style-name="ce1"/>
          <table:table-cell office:value-type="string" table:style-name="ce1">
            <text:p>Disk bandwidth (bytes/sec)</text:p>
          </table:table-cell>
          <table:table-cell office:value-type="float" office:value="576716800" table:formula="of:=[.J12]*1024*1024" table:style-name="ce1">
            <text:p>576716800</text:p>
          </table:table-cell>
          <table:table-cell office:value-type="string" table:style-name="ce1">
            <text:p>bytes/sec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Replication Factor</text:p>
          </table:table-cell>
          <table:table-cell office:value-type="float" office:value="3" table:style-name="ce3">
            <text:p>3</text:p>
          </table:table-cell>
          <table:table-cell table:style-name="ce3"/>
          <table:table-cell table:number-columns-repeated="16381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3">
            <text:p>Compression factor</text:p>
          </table:table-cell>
          <table:table-cell office:value-type="float" office:value="3" table:style-name="ce10">
            <text:p>3</text:p>
          </table:table-cell>
          <table:table-cell table:number-columns-repeated="6" table:style-name="ce1"/>
          <table:table-cell office:value-type="string" table:style-name="ce1">
            <text:p>Max net thoughput (Gb)</text:p>
          </table:table-cell>
          <table:table-cell office:value-type="float" office:value="3.2901763916015625" table:formula="of:=[.J17]/1024" table:style-name="ce1">
            <text:p>3.290176392</text:p>
          </table:table-cell>
          <table:table-cell office:value-type="string" table:style-name="ce1">
            <text:p>Gb/sec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torage (Compression factor))</text:p>
          </table:table-cell>
          <table:table-cell office:value-type="float" office:value="388125000" table:formula="of:=ROUNDUP([.B8]*[.B10]*[.B13]*[.B14];0)/[.B16]" table:style-name="ce9">
            <text:p>3.8813E+08</text:p>
          </table:table-cell>
          <table:table-cell office:value-type="string" table:style-name="ce1">
            <text:p>Mb</text:p>
          </table:table-cell>
          <table:table-cell table:number-columns-repeated="5" table:style-name="ce1"/>
          <table:table-cell office:value-type="string" table:style-name="ce1">
            <text:p>Max net thoughput (Mb)</text:p>
          </table:table-cell>
          <table:table-cell office:value-type="float" office:value="3369.140625" table:formula="of:=[.B8]*[.B11]*[.B14]" table:style-name="ce1">
            <text:p>3369.140625</text:p>
          </table:table-cell>
          <table:table-cell office:value-type="string" table:style-name="ce1">
            <text:p>Mb/sec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float" office:value="379029" table:formula="of:=ROUNDUP([.B17]/1024;0)" table:style-name="ce1">
            <text:p>379029</text:p>
          </table:table-cell>
          <table:table-cell office:value-type="string" table:style-name="ce1">
            <text:p>Gb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371" table:formula="of:=ROUNDUP([.B18]/1024;0)" table:style-name="ce1">
            <text:p>371</text:p>
          </table:table-cell>
          <table:table-cell office:value-type="string" table:style-name="ce1">
            <text:p>TB</text:p>
          </table:table-cell>
          <table:table-cell table:number-columns-repeated="5" table:style-name="ce1"/>
          <table:table-cell office:value-type="string" table:style-name="ce4">
            <text:p>Number of Nodes</text:p>
          </table:table-cell>
          <table:table-cell office:value-type="float" office:value="17" table:formula="of:=ROUNDUP(([.J6]*[.J7])/MIN([.J13];[.J8]);0)" table:style-name="ce4">
            <text:p>17</text:p>
          </table:table-cell>
          <table:table-cell table:style-name="ce7"/>
          <table:table-cell table:number-columns-repeated="16373"/>
        </table:table-row>
        <table:table-row table:style-name="ro1">
          <table:table-cell office:value-type="string" table:style-name="ce4">
            <text:p>Number of Nodes (Total)</text:p>
          </table:table-cell>
          <table:table-cell office:value-type="float" office:value="48" table:formula="of:=MAX([.F9];[.J19];[.F11])" table:style-name="ce4">
            <text:p>48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2">
          <table:table-cell table:number-columns-repeated="4" table:style-name="ce2"/>
          <table:table-cell office:value-type="string" table:style-name="ce2">
            <text:p>Number of Partitions</text:p>
          </table:table-cell>
          <table:table-cell table:number-columns-repeated="16379" table:style-name="ce2"/>
        </table:table-row>
        <table:table-row table:style-name="ro1">
          <table:table-cell office:value-type="string" table:style-name="ce3">
            <text:p>Kafka batch message size (Kb)</text:p>
          </table:table-cell>
          <table:table-cell office:value-type="float" office:value="256" table:style-name="ce3">
            <text:p>256</text:p>
          </table:table-cell>
          <table:table-cell office:value-type="string" table:style-name="ce1">
            <text:p>Kb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vg message size (bytes)</text:p>
          </table:table-cell>
          <table:table-cell office:value-type="float" office:value="128" table:formula="of:=[.B6]" table:style-name="ce1">
            <text:p>128</text:p>
          </table:table-cell>
          <table:table-cell office:value-type="string" table:style-name="ce1">
            <text:p>bytes</text:p>
          </table:table-cell>
          <table:table-cell table:style-name="ce1"/>
          <table:table-cell office:value-type="string" table:style-name="ce8">
            <text:p>(care about latency)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number of messages per batch/sec:</text:p>
          </table:table-cell>
          <table:table-cell office:value-type="float" office:value="2048" table:formula="of:=[.B23]*1024/[.B24]" table:style-name="ce1">
            <text:p>2048</text:p>
          </table:table-cell>
          <table:table-cell table:number-columns-repeated="2" table:style-name="ce1"/>
          <table:table-cell office:value-type="string" table:style-name="ce4">
            <text:p>Partitions</text:p>
          </table:table-cell>
          <table:table-cell office:value-type="float" office:value="720" table:formula="of:=5*[.B20]*[.B14]" table:style-name="ce4">
            <text:p>720</text:p>
          </table:table-cell>
          <table:table-cell office:value-type="string" table:style-name="ce4">
            <text:p>partitions / broker</text:p>
          </table:table-cell>
          <table:table-cell table:number-columns-repeated="16377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4" table:style-name="ce1"/>
          <table:table-cell office:value-type="string" table:style-name="ce8">
            <text:p>For a Single partition (based on thoughput)</text:p>
          </table:table-cell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office:value-type="string" table:style-name="ce3">
            <text:p>Write Througput<text:s/></text:p>
          </table:table-cell>
          <table:table-cell office:value-type="float" office:value="18" table:style-name="ce3">
            <text:p>18</text:p>
          </table:table-cell>
          <table:table-cell office:value-type="string" table:style-name="ce3">
            <text:p>Mb/sec</text:p>
          </table:table-cell>
          <table:table-cell table:number-columns-repeated="16377" table:style-name="ce1"/>
        </table:table-row>
        <table:table-row table:style-name="ro1">
          <table:table-cell table:number-columns-repeated="4" table:style-name="ce1"/>
          <table:table-cell office:value-type="string" table:style-name="ce3">
            <text:p>Read Througput<text:s/></text:p>
          </table:table-cell>
          <table:table-cell office:value-type="float" office:value="18" table:style-name="ce3">
            <text:p>18</text:p>
          </table:table-cell>
          <table:table-cell office:value-type="string" table:style-name="ce3">
            <text:p>Mb/sec</text:p>
          </table:table-cell>
          <table:table-cell table:number-columns-repeated="16377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Target Througput</text:p>
          </table:table-cell>
          <table:table-cell office:value-type="float" office:value="3369.140625" table:formula="of:=[.J17]" table:style-name="ce1">
            <text:p>3369.140625</text:p>
          </table:table-cell>
          <table:table-cell office:value-type="string" table:style-name="ce1">
            <text:p>Mb/sec</text:p>
          </table:table-cell>
          <table:table-cell table:number-columns-repeated="16377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4" table:style-name="ce1"/>
          <table:table-cell office:value-type="string" table:style-name="ce4">
            <text:p>Number of partitions</text:p>
          </table:table-cell>
          <table:table-cell office:value-type="float" office:value="188" table:formula="of:=ROUNDUP(MAX([.F30]/[.F28];[.F30]/[.F29]);0)" table:style-name="ce4">
            <text:p>188</text:p>
          </table:table-cell>
          <table:table-cell office:value-type="string" table:style-name="ce4">
            <text:p>partitions / broker</text:p>
          </table:table-cell>
          <table:table-cell table:number-columns-repeated="16377" table:style-name="ce1"/>
        </table:table-row>
        <table:table-row table:number-rows-repeated="104854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15">
      <number:scientific-number number:decimal-places="2" number:min-integer-digits="1" number:min-exponent-digits="2"/>
    </number:number-style>
    <number:number-style style:name="N36">
      <number:scientific-number number:decimal-places="4" number:min-integer-digits="1" number:min-exponent-digits="2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icrosoft Office User</meta:initial-creator>
    <dc:creator>Torsten Wilde</dc:creator>
    <meta:creation-date>2019-01-23T15:22:19Z</meta:creation-date>
    <dc:date>2019-09-09T17:50:49Z</dc:date>
  </office:meta>
</office:document-meta>
</file>